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8cd3" officeooo:paragraph-rsid="00028cd3"/>
    </style:style>
    <style:style style:name="P2" style:family="paragraph" style:parent-style-name="Standard" style:list-style-name="L1">
      <style:text-properties officeooo:rsid="00048058" officeooo:paragraph-rsid="00048058"/>
    </style:style>
    <style:style style:name="P3" style:family="paragraph" style:parent-style-name="Standard" style:list-style-name="L1">
      <style:text-properties officeooo:rsid="00050c29" officeooo:paragraph-rsid="00050c29"/>
    </style:style>
    <style:style style:name="P4" style:family="paragraph" style:parent-style-name="Standard" style:list-style-name="L1">
      <style:text-properties officeooo:rsid="0005b2db" officeooo:paragraph-rsid="0005b2db"/>
    </style:style>
    <style:style style:name="P5" style:family="paragraph" style:parent-style-name="Standard" style:list-style-name="L1">
      <style:text-properties officeooo:rsid="00072234" officeooo:paragraph-rsid="00072234"/>
    </style:style>
    <style:style style:name="P6" style:family="paragraph" style:parent-style-name="Standard" style:list-style-name="L1">
      <style:text-properties officeooo:rsid="00083ead" officeooo:paragraph-rsid="00083ead"/>
    </style:style>
    <style:style style:name="P7" style:family="paragraph" style:parent-style-name="Standard" style:list-style-name="L1">
      <style:text-properties officeooo:rsid="000a2ec3" officeooo:paragraph-rsid="000a2ec3"/>
    </style:style>
    <style:style style:name="P8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28cd3"/>
    </style:style>
    <style:style style:name="P9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48058"/>
    </style:style>
    <style:style style:name="P10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72234"/>
    </style:style>
    <style:style style:name="P11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a2ec3"/>
    </style:style>
    <style:style style:name="P12" style:family="paragraph" style:parent-style-name="Standard">
      <style:paragraph-properties fo:margin-left="2.501cm" fo:margin-right="0cm" fo:text-indent="-0.635cm" style:auto-text-indent="false"/>
      <style:text-properties officeooo:rsid="00028cd3" officeooo:paragraph-rsid="00028cd3"/>
    </style:style>
    <style:style style:name="P13" style:family="paragraph" style:parent-style-name="Standard" style:list-style-name="L1">
      <style:paragraph-properties fo:margin-left="2.501cm" fo:margin-right="0cm" fo:text-indent="-0.635cm" style:auto-text-indent="false"/>
      <style:text-properties officeooo:rsid="00050c29" officeooo:paragraph-rsid="00050c29"/>
    </style:style>
    <style:style style:name="P14" style:family="paragraph" style:parent-style-name="Standard" style:list-style-name="L1">
      <style:paragraph-properties fo:margin-left="2.501cm" fo:margin-right="0cm" fo:text-indent="-0.635cm" style:auto-text-indent="false"/>
      <style:text-properties officeooo:rsid="00050c29" officeooo:paragraph-rsid="00083ead"/>
    </style:style>
    <style:style style:name="P15" style:family="paragraph" style:parent-style-name="Standard" style:list-style-name="L1">
      <style:paragraph-properties fo:margin-left="2.501cm" fo:margin-right="0cm" fo:text-indent="-0.635cm" style:auto-text-indent="false"/>
      <style:text-properties officeooo:rsid="0005b2db" officeooo:paragraph-rsid="0005b2db"/>
    </style:style>
    <style:style style:name="P16" style:family="paragraph" style:parent-style-name="Standard" style:list-style-name="L1">
      <style:paragraph-properties fo:margin-left="2.501cm" fo:margin-right="0cm" fo:text-indent="-0.635cm" style:auto-text-indent="false"/>
      <style:text-properties officeooo:rsid="00083ead" officeooo:paragraph-rsid="00083ead"/>
    </style:style>
    <style:style style:name="P17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28cd3"/>
    </style:style>
    <style:style style:name="P18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50c29"/>
    </style:style>
    <style:style style:name="P19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5b2db"/>
    </style:style>
    <style:style style:name="P20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83ead"/>
    </style:style>
    <style:style style:name="P21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28cd3"/>
    </style:style>
    <style:style style:name="P22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50c29"/>
    </style:style>
    <style:style style:name="P23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5b2db"/>
    </style:style>
    <style:style style:name="P24" style:family="paragraph" style:parent-style-name="Standard">
      <style:paragraph-properties fo:margin-left="3.752cm" fo:margin-right="0cm" fo:text-indent="-0.635cm" style:auto-text-indent="false" fo:break-before="page"/>
      <style:text-properties officeooo:rsid="00028cd3" officeooo:paragraph-rsid="00028cd3"/>
    </style:style>
    <style:style style:name="P25" style:family="paragraph" style:parent-style-name="Standard" style:list-style-name="L1">
      <style:paragraph-properties fo:margin-left="1.251cm" fo:margin-right="0cm" fo:text-indent="-0.635cm" style:auto-text-indent="false"/>
      <style:text-properties officeooo:rsid="00028cd3" officeooo:paragraph-rsid="00028cd3"/>
    </style:style>
    <style:style style:name="P26" style:family="paragraph" style:parent-style-name="Standard">
      <style:paragraph-properties fo:margin-left="1.866cm" fo:margin-right="0cm" fo:text-indent="0cm" style:auto-text-indent="false"/>
      <style:text-properties officeooo:rsid="00028cd3" officeooo:paragraph-rsid="00028cd3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028cd3" officeooo:paragraph-rsid="00028cd3"/>
    </style:style>
    <style:style style:name="P28" style:family="paragraph" style:parent-style-name="Text_20_body" style:list-style-name="L2">
      <style:text-properties officeooo:rsid="000aec4f" officeooo:paragraph-rsid="000aec4f"/>
    </style:style>
    <style:style style:name="P29" style:family="paragraph" style:parent-style-name="Text_20_body" style:list-style-name="L3">
      <style:text-properties officeooo:rsid="000c6692" officeooo:paragraph-rsid="000c6692"/>
    </style:style>
    <style:style style:name="P30" style:family="paragraph" style:parent-style-name="Subtitle">
      <style:text-properties officeooo:rsid="000aec4f" officeooo:paragraph-rsid="000aec4f"/>
    </style:style>
    <style:style style:name="P31" style:family="paragraph" style:parent-style-name="Title" style:list-style-name="L1">
      <style:text-properties officeooo:rsid="00028cd3" officeooo:paragraph-rsid="00028cd3"/>
    </style:style>
    <style:style style:name="T1" style:family="text">
      <style:text-properties officeooo:rsid="00048058"/>
    </style:style>
    <style:style style:name="T2" style:family="text">
      <style:text-properties officeooo:rsid="00072234"/>
    </style:style>
    <style:style style:name="T3" style:family="text">
      <style:text-properties officeooo:rsid="00083ead"/>
    </style:style>
    <style:style style:name="T4" style:family="text">
      <style:text-properties officeooo:rsid="0008cb17"/>
    </style:style>
    <style:style style:name="T5" style:family="text">
      <style:text-properties officeooo:rsid="000aec4f"/>
    </style:style>
    <style:style style:name="T6" style:family="text">
      <style:text-properties officeooo:rsid="000c6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97432322631428503" text:style-name="L1">
        <text:list-header>
          <text:p text:style-name="P1"/>
          <text:p text:style-name="P31">Übersicht Grafiken</text:p>
          <text:p text:style-name="P25"/>
        </text:list-header>
        <text:list-item>
          <text:p text:style-name="P25">Icons: Feuer, Pest, stillgelegt, Lager voll</text:p>
        </text:list-item>
        <text:list-item>
          <text:p text:style-name="P8">1 Ansicht, mehrere Animationsframes</text:p>
        </text:list-item>
      </text:list>
      <text:p text:style-name="P12"/>
      <text:list xml:id="list234507747332151" text:continue-numbering="true" text:style-name="L1">
        <text:list-item>
          <text:p text:style-name="P25">Verschiedene Bewohner, die rumlaufen:</text:p>
        </text:list-item>
        <text:list-item>
          <text:p text:style-name="P8">8 Ansichten x mehrere Animationsframes</text:p>
        </text:list-item>
      </text:list>
      <text:p text:style-name="P12"/>
      <text:list xml:id="list234509089745442" text:continue-numbering="true" text:style-name="L1">
        <text:list-item>
          <text:p text:style-name="P5">Typ, der am Marktplatz rumsteht</text:p>
        </text:list-item>
        <text:list-item>
          <text:p text:style-name="P10"><text:span text:style-name="T2">4</text:span> Ansichten x mehrere Animationsframes</text:p>
          <text:p text:style-name="P8"/>
        </text:list-item>
        <text:list-item>
          <text:p text:style-name="P1">Kühe</text:p>
        </text:list-item>
        <text:list-item>
          <text:p text:style-name="P8">Grasen</text:p>
        </text:list-item>
        <text:list-item>
          <text:p text:style-name="P17">8 Ansichten x mehrere Animationsframes</text:p>
        </text:list-item>
        <text:list-item>
          <text:p text:style-name="P8">Laufen</text:p>
        </text:list-item>
        <text:list-item>
          <text:p text:style-name="P17">8 Ansichten x mehrere Animationsframes</text:p>
          <text:p text:style-name="P1"/>
        </text:list-item>
        <text:list-item>
          <text:p text:style-name="P1">Farmer (Getreidefarm)</text:p>
        </text:list-item>
        <text:list-item>
          <text:p text:style-name="P8">Laufen</text:p>
        </text:list-item>
        <text:list-item>
          <text:p text:style-name="P17">8 Ansichten x mehrere Animationsframes</text:p>
        </text:list-item>
        <text:list-item>
          <text:p text:style-name="P8">Ernten</text:p>
        </text:list-item>
        <text:list-item>
          <text:p text:style-name="P17">8 Ansichten x mehrere Animationsframes</text:p>
          <text:p text:style-name="P8"/>
        </text:list-item>
        <text:list-item>
          <text:p text:style-name="P25">Träger, Marktkaren</text:p>
        </text:list-item>
        <text:list-item>
          <text:p text:style-name="P8">voll</text:p>
        </text:list-item>
        <text:list-item>
          <text:p text:style-name="P17">8 Ansichten x mehrere Animationsframes</text:p>
        </text:list-item>
        <text:list-item>
          <text:p text:style-name="P8">leer</text:p>
        </text:list-item>
        <text:list-item>
          <text:p text:style-name="P17">8 Ansichten x mehrere Animationsframes</text:p>
        </text:list-item>
      </text:list>
      <text:p text:style-name="P21"/>
      <text:list xml:id="list234507424090790" text:continue-numbering="true" text:style-name="L1">
        <text:list-item>
          <text:p text:style-name="P3">Schiff</text:p>
        </text:list-item>
        <text:list-item>
          <text:p text:style-name="P13">vor Anker</text:p>
        </text:list-item>
        <text:list-item>
          <text:p text:style-name="P18">8 Ansichten x mehrere Animationsframes</text:p>
        </text:list-item>
        <text:list-item>
          <text:p text:style-name="P13">segelnd</text:p>
        </text:list-item>
        <text:list-item>
          <text:p text:style-name="P18">8 Ansichten x mehrere Animationsframes</text:p>
        </text:list-item>
      </text:list>
      <text:p text:style-name="P22"/>
      <text:list xml:id="list234507703269974" text:continue-numbering="true" text:style-name="L1">
        <text:list-item>
          <text:p text:style-name="P6">Fischerboot</text:p>
        </text:list-item>
        <text:list-item>
          <text:p text:style-name="P14">vor Anker</text:p>
        </text:list-item>
        <text:list-item>
          <text:p text:style-name="P20"><text:span text:style-name="T4">8</text:span> Ansichten x mehrere Animationsframes</text:p>
        </text:list-item>
        <text:list-item>
          <text:p text:style-name="P14">segelnd</text:p>
        </text:list-item>
        <text:list-item>
          <text:p text:style-name="P20">8 Ansichten x mehrere Animationsframes</text:p>
        </text:list-item>
        <text:list-item>
          <text:p text:style-name="P16">Fisch rausziehen</text:p>
        </text:list-item>
        <text:list-item>
          <text:p text:style-name="P20">8 Ansichten x mehrere Animationsframes</text:p>
        </text:list-item>
      </text:list>
      <text:p text:style-name="P21"/>
      <text:p text:style-name="P24"/>
      <text:list xml:id="list234508577517229" text:continue-numbering="true" text:style-name="L1">
        <text:list-item>
          <text:p text:style-name="P1">Produktionsgebäude</text:p>
        </text:list-item>
        <text:list-item>
          <text:p text:style-name="P8">in Ruhe</text:p>
        </text:list-item>
        <text:list-item>
          <text:p text:style-name="P17">4 Ansichten x statisches Bild</text:p>
        </text:list-item>
        <text:list-item>
          <text:p text:style-name="P8">am Arbeiten</text:p>
        </text:list-item>
        <text:list-item>
          <text:p text:style-name="P17">4 Ansichten x mehrere Animationsframes</text:p>
        </text:list-item>
      </text:list>
      <text:p text:style-name="P21"/>
      <text:list xml:id="list234508421098969" text:continue-numbering="true" text:style-name="L1">
        <text:list-item>
          <text:p text:style-name="P4">Marktplatz</text:p>
        </text:list-item>
        <text:list-item>
          <text:p text:style-name="P15">mehrere Zustände, z.B. nur 2 Zelte vs. Marktplatz voll</text:p>
        </text:list-item>
        <text:list-item>
          <text:p text:style-name="P19">4 Ansichten</text:p>
        </text:list-item>
      </text:list>
      <text:p text:style-name="P23"/>
      <text:list xml:id="list234509360508206" text:continue-numbering="true" text:style-name="L1">
        <text:list-item>
          <text:p text:style-name="P7">Feuerwehr</text:p>
        </text:list-item>
        <text:list-item>
          <text:p text:style-name="P11">4 Ansichten x mehrere Animationsframes</text:p>
        </text:list-item>
      </text:list>
      <text:p text:style-name="P21"/>
      <text:list xml:id="list234508398351444" text:continue-numbering="true" text:style-name="L1">
        <text:list-item>
          <text:p text:style-name="P1">Landschaftskachel (fix)</text:p>
        </text:list-item>
        <text:list-item>
          <text:p text:style-name="P8">4 Ansichten x statisches Bild</text:p>
          <text:p text:style-name="P8"/>
        </text:list-item>
        <text:list-item>
          <text:p text:style-name="P1">Landschaftskachel (wachsend, z.B. Wald, Getreide)</text:p>
        </text:list-item>
        <text:list-item>
          <text:p text:style-name="P8">4 Ansichten x mehrere <text:span text:style-name="T5">Zustände</text:span></text:p>
          <text:p text:style-name="P8"/>
        </text:list-item>
        <text:list-item>
          <text:p text:style-name="P1">Landschaftskachel (animiert, z.B. Fluß, Ozean)</text:p>
        </text:list-item>
        <text:list-item>
          <text:p text:style-name="P8">4 Ansichten x mehrere Animationsframes</text:p>
        </text:list-item>
      </text:list>
      <text:p text:style-name="P12"/>
      <text:list xml:id="list234508006063639" text:continue-numbering="true" text:style-name="L1">
        <text:list-item>
          <text:p text:style-name="P2">Gui-Element (z.B. Button)</text:p>
        </text:list-item>
        <text:list-item>
          <text:p text:style-name="P9"><text:span text:style-name="T1">ein oder </text:span>mehrere <text:span text:style-name="T1">Einzelbilder (z.B. Button normal, Button aktiviert oder Karte drehen in 4 Zuständen)</text:span></text:p>
        </text:list-item>
      </text:list>
      <text:p text:style-name="P26"/>
      <text:p text:style-name="P27"/>
      <text:p text:style-name="P30">Fazit</text:p>
      <text:list xml:id="list380963394416240508" text:style-name="L3">
        <text:list-item>
          <text:p text:style-name="P29">Verschiedene Grafiken (name)</text:p>
        </text:list-item>
      </text:list>
      <text:list xml:id="list3352888812305172646" text:style-name="L2">
        <text:list-item>
          <text:p text:style-name="P28">Zustände <text:span text:style-name="T6">(state)</text:span></text:p>
        </text:list-item>
        <text:list-item>
          <text:p text:style-name="P28">Ansichten <text:span text:style-name="T6">(view)</text:span></text:p>
        </text:list-item>
        <text:list-item>
          <text:p text:style-name="P28">Frames einer Animation <text:span text:style-name="T6">(fram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ünch</meta:initial-creator>
    <meta:creation-date>2015-01-01T17:11:12.888889544</meta:creation-date>
    <dc:date>2015-01-01T23:45:07.150573471</dc:date>
    <dc:creator>Alexander Münch</dc:creator>
    <meta:editing-duration>PT6H22M15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2" meta:paragraph-count="64" meta:word-count="260" meta:character-count="1522" meta:non-whitespace-character-count="1382"/>
  </office:meta>
</office:document-meta>
</file>